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oid menu ()</text:p>
      <text:p text:style-name="Standard">{</text:p>
      <text:p text:style-name="Standard">printf(« HANJIE \n\n ») ;</text:p>
      <text:p text:style-name="Standard">printf(« 1.Nouvelle partie\n ») ;</text:p>
      <text:p text:style-name="Standard">printf(« 2.Charger une partie\n ») ;</text:p>
      <text:p text:style-name="Standard">printf(« 3.Meilleurs scores\n ») ;</text:p>
      <text:p text:style-name="Standard">printf(« 4.Quitter\n ») ;</text:p>
      <text:p text:style-name="Standard">scanf(« %d », &amp;menu) ;</text:p>
      <text:p text:style-name="Standard"/>
      <text:p text:style-name="Standard">switch (menu)</text:p>
      <text:p text:style-name="Standard">{</text:p>
      <text:p text:style-name="Standard">case 1 :</text:p>
      <text:p text:style-name="Standard">printf(« Choisissez un niveau ») ;</text:p>
      <text:p text:style-name="Standard">break ;</text:p>
      <text:p text:style-name="Standard"/>
      <text:p text:style-name="Standard">case 2 :</text:p>
      <text:p text:style-name="Standard">printf(« Selectionnez la sauvegarde ») ;</text:p>
      <text:p text:style-name="Standard">break ;</text:p>
      <text:p text:style-name="Standard"/>
      <text:p text:style-name="Standard">case 3 :</text:p>
      <text:p text:style-name="Standard">printf(« Liste des meilleurs peformances par niveau ») ;</text:p>
      <text:p text:style-name="Standard">break ;</text:p>
      <text:p text:style-name="Standard"/>
      <text:p text:style-name="Standard">case 4 :</text:p>
      <text:p text:style-name="Standard">printf(« Vous quittez Hanjie ») ;</text:p>
      <text:p text:style-name="Standard">break 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15:09:08.79</meta:creation-date>
    <meta:document-statistic meta:table-count="0" meta:image-count="0" meta:object-count="0" meta:page-count="1" meta:paragraph-count="24" meta:word-count="86" meta:character-count="427"/>
    <dc:date>2014-12-06T15:15:33.15</dc:date>
    <meta:editing-duration>PT6M26S</meta:editing-duration>
    <meta:editing-cycles>1</meta:editing-cycles>
    <meta:generator>OpenOffice/4.0.1$Win32 OpenOffice.org_project/401m5$Build-9714</meta:generator>
  </office:meta>
</office:document-meta>
</file>